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dddddd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817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objectwithoutfill">
      <style:graphic-properties draw:stroke="dash" draw:stroke-dash="Fine_20_Dashed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Fira Sans Book" fo:font-size="18pt" fo:font-weight="350" style:font-size-asian="18pt" style:font-size-complex="18pt"/>
    </style:style>
    <style:style style:name="P5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3.493cm" svg:height="3.134cm" svg:x="1.336cm" svg:y="4.616cm" svg:viewBox="0 0 3494 3135" svg:d="M1389 276c118-184 451-280 793-276 366 4 599 143 908 207 369 76 351 329 396 517 46 194-96 411-396 498-276 80-578 127-878 155-327 31-653 154-767 344-100 168-95 366 58 534 138 151 203 336 142 516-58 169-265 438-625 345-272-71-572-136-708-345-114-174-254-335-284-516-28-173-29-344-28-517 1-176 65-353 170-516 117-182 209-414 567-481l283-69 142-86z">
          <text:p text:style-name="P1">+Q<text:tab/></text:p>
          <text:p text:style-name="P1"/>
          <text:p text:style-name="P1"/>
        </draw:path>
        <draw:line draw:style-name="gr2" draw:text-style-name="P3" draw:layer="layout" svg:x1="2.371cm" svg:y1="0.339cm" svg:x2="2.371cm" svg:y2="11.541cm">
          <text:p/>
        </draw:line>
        <draw:line draw:style-name="gr2" draw:text-style-name="P3" draw:layer="layout" svg:x1="1cm" svg:y1="5.953cm" svg:x2="11.7cm" svg:y2="5.953cm">
          <text:p/>
        </draw:line>
        <draw:frame draw:style-name="gr3" draw:text-style-name="P5" draw:layer="layout" svg:width="2.667cm" svg:height="1.067cm" svg:x="2.418cm" svg:y="0.269cm">
          <draw:text-box>
            <text:p text:style-name="P4"><text:span text:style-name="T1">PE</text:span></text:p>
          </draw:text-box>
        </draw:frame>
        <draw:frame draw:style-name="gr4" draw:text-style-name="P5" draw:layer="layout" svg:width="3.048cm" svg:height="1.017cm" svg:x="8.788cm" svg:y="6.254cm">
          <draw:text-box>
            <text:p text:style-name="P4"><text:span text:style-name="T1">Distance</text:span></text:p>
          </draw:text-box>
        </draw:frame>
        <draw:path draw:style-name="gr5" draw:text-style-name="P3" draw:layer="layout" svg:width="5.562cm" svg:height="9.253cm" draw:transform="skewX (-0.0897099235525085) rotate (1.5707963267949) translate (2.44607858186329cm 6.6674048062287cm)" svg:viewBox="0 0 5563 9254" svg:d="M5563 0c-5588 0-5563 9254-5563 9254">
          <text:p/>
        </draw:path>
        <draw:line draw:style-name="gr5" draw:text-style-name="P3" draw:layer="layout" svg:x1="3.756cm" svg:y1="0.796cm" svg:x2="5.356cm" svg:y2="0.7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1:01:08.770340090</meta:creation-date>
    <dc:date>2018-01-29T11:16:16.726648298</dc:date>
    <meta:editing-duration>PT4M27S</meta:editing-duration>
    <meta:editing-cycles>2</meta:editing-cycles>
    <meta:generator>LibreOffice/5.1.6.2$Linux_X86_64 LibreOffice_project/10m0$Build-2</meta:generator>
    <meta:document-statistic meta:object-count="7"/>
  </office:meta>
</office:document-meta>
</file>